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32cm" fo:min-width="4.982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0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147cm"/>
    </style:style>
    <style:style style:name="gr10" style:family="graphic" style:parent-style-name="standard">
      <style:graphic-properties draw:textarea-horizontal-align="justify" draw:textarea-vertical-align="middle" draw:auto-grow-height="false" fo:min-height="0.902cm" fo:min-width="5.452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326cm" fo:min-width="6.476cm" fo:wrap-option="wrap"/>
    </style:style>
    <style:style style:name="gr12" style:family="graphic" style:parent-style-name="objectwithoutfill">
      <style:graphic-properties draw:marker-end="Short_20_line_20_Arrow" draw:marker-end-width="0.4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4.997cm"/>
    </style:style>
    <style:style style:name="gr14" style:family="graphic" style:parent-style-name="standard">
      <style:graphic-properties draw:textarea-horizontal-align="justify" draw:textarea-vertical-align="middle" draw:auto-grow-height="false" fo:min-height="0.432cm" fo:min-width="6.582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0.326cm" fo:min-width="5.676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1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8" draw:id="id8" draw:layer="layout" svg:width="5.6cm" svg:height="0.8cm" svg:x="8.8cm" svg:y="2.4cm">
          <text:p text:style-name="P1">Enregistrer un client</text:p>
          <draw:enhanced-geometry svg:viewBox="0 0 21600 21600" draw:path-stretchpoint-x="10800" draw:path-stretchpoint-y="10800" draw:text-areas="?f3 ?f4 ?f5 ?f6" draw:type="round-rectangle" draw:modifiers="5447.19101123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0.8cm" svg:height="0.8cm" svg:x="3.2cm" svg:y="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7" draw:id="id7" draw:layer="layout" svg:width="0.8cm" svg:height="0.8cm" svg:x="3.2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custom-shape draw:style-name="gr4" draw:text-style-name="P1" draw:layer="layout" svg:width="0.8cm" svg:height="0.8cm" svg:x="11.188cm" svg:y="7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1.288cm" svg:y="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" draw:text-style-name="P1" xml:id="id5" draw:id="id5" draw:layer="layout" svg:width="0.8cm" svg:height="0.8cm" svg:x="11.188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4.727cm" svg:height="0.747cm" svg:x="4.026cm" svg:y="2.053cm">
          <draw:text-box>
            <text:p>[Client n'existe pas]</text:p>
          </draw:text-box>
        </draw:frame>
        <draw:frame draw:style-name="gr7" draw:text-style-name="P1" draw:layer="layout" svg:width="4.456cm" svg:height="1.243cm" svg:x="11.6cm" svg:y="6cm">
          <draw:text-box>
            <text:p text:style-name="P1">[Échec de création</text:p>
            <text:p text:style-name="P1">du client]</text:p>
          </draw:text-box>
        </draw:frame>
        <draw:frame draw:style-name="gr8" draw:layer="layout" svg:width="3.118cm" svg:height="0.747cm" svg:x="8.082cm" svg:y="4.853cm">
          <draw:text-box>
            <text:p>[Client créé]</text:p>
          </draw:text-box>
        </draw:frame>
        <draw:frame draw:style-name="gr9" draw:layer="layout" svg:width="3.465cm" svg:height="0.747cm" svg:x="0.135cm" svg:y="3.2cm">
          <draw:text-box>
            <text:p>[Client existe]</text:p>
          </draw:text-box>
        </draw:frame>
        <draw:custom-shape draw:style-name="gr10" draw:text-style-name="P1" xml:id="id4" draw:id="id4" draw:layer="layout" svg:width="6.4cm" svg:height="1.6cm" svg:x="0.4cm" svg:y="4.8cm">
          <text:p text:style-name="P1">Introduire données du bien immobilier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" draw:id="id2" draw:layer="layout" svg:width="7.2cm" svg:height="0.8cm" svg:x="0cm" svg:y="11.2cm">
          <text:p text:style-name="P1">Assigner la classe standard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layer="layout" draw:type="line" svg:x1="3.6cm" svg:y1="9.6cm" svg:x2="3.6cm" svg:y2="11.2cm" draw:start-shape="id1" draw:start-glue-point="6" draw:end-shape="id2" draw:end-glue-point="0" svg:d="M3600 9600v1600" svg:viewBox="0 0 1 1601">
          <text:p/>
        </draw:connector>
        <draw:connector draw:style-name="gr12" draw:layer="layout" draw:type="line" svg:x1="3.6cm" svg:y1="12cm" svg:x2="3.6cm" svg:y2="13.6cm" draw:start-shape="id2" draw:start-glue-point="2" draw:end-shape="id3" draw:end-glue-point="0" svg:d="M3600 12000v1600" svg:viewBox="0 0 1 1601">
          <text:p/>
        </draw:connector>
        <draw:connector draw:style-name="gr12" draw:layer="layout" draw:type="line" svg:x1="3.6cm" svg:y1="6.4cm" svg:x2="3.6cm" svg:y2="8.8cm" draw:start-shape="id4" draw:start-glue-point="2" draw:end-shape="id1" draw:end-glue-point="4" svg:d="M3600 6400v2400" svg:viewBox="0 0 1 2401">
          <text:p/>
        </draw:connector>
        <draw:connector draw:style-name="gr12" draw:layer="layout" draw:type="line" svg:x1="11.588cm" svg:y1="6cm" svg:x2="11.588cm" svg:y2="7.6cm" draw:start-shape="id5" draw:start-glue-point="6" draw:end-shape="id6" draw:end-glue-point="0" svg:d="M11588 6000v1600" svg:viewBox="0 0 1 1601">
          <text:p/>
        </draw:connector>
        <draw:connector draw:style-name="gr12" draw:layer="layout" draw:type="line" svg:x1="11.188cm" svg:y1="5.6cm" svg:x2="6.8cm" svg:y2="5.6cm" draw:start-shape="id5" draw:start-glue-point="5" draw:end-shape="id4" draw:end-glue-point="1" svg:d="M11188 5600h-4388" svg:viewBox="0 0 4389 1">
          <text:p/>
        </draw:connector>
        <draw:connector draw:style-name="gr12" draw:layer="layout" draw:type="line" svg:x1="3.6cm" svg:y1="3.2cm" svg:x2="3.6cm" svg:y2="4.8cm" draw:start-shape="id7" draw:start-glue-point="6" draw:end-shape="id4" draw:end-glue-point="0" svg:d="M3600 3200v1600" svg:viewBox="0 0 1 1601">
          <text:p/>
        </draw:connector>
        <draw:connector draw:style-name="gr12" draw:layer="layout" draw:type="line" svg:x1="11.6cm" svg:y1="3.2cm" svg:x2="11.588cm" svg:y2="5.2cm" draw:start-shape="id8" draw:start-glue-point="2" draw:end-shape="id5" draw:end-glue-point="4" svg:d="M11600 3200l-12 2000" svg:viewBox="0 0 13 2001">
          <text:p/>
        </draw:connector>
        <draw:connector draw:style-name="gr12" draw:layer="layout" draw:type="line" svg:x1="4cm" svg:y1="2.8cm" svg:x2="8.8cm" svg:y2="2.8cm" draw:start-shape="id7" draw:start-glue-point="7" draw:end-shape="id8" draw:end-glue-point="3" svg:d="M4000 2800h4800" svg:viewBox="0 0 4801 1">
          <text:p/>
        </draw:connector>
        <draw:connector draw:style-name="gr12" draw:layer="layout" draw:type="line" svg:x1="3.6cm" svg:y1="0.8cm" svg:x2="3.6cm" svg:y2="2.4cm" draw:start-shape="id9" draw:start-glue-point="8" draw:end-shape="id7" draw:end-glue-point="4" svg:d="M3600 800v1600" svg:viewBox="0 0 1 1601">
          <text:p/>
        </draw:connector>
        <draw:custom-shape draw:style-name="gr3" draw:text-style-name="P1" xml:id="id1" draw:id="id1" draw:layer="layout" svg:width="0.8cm" svg:height="0.8cm" svg:x="3.2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" draw:layer="layout" svg:width="5.497cm" svg:height="1.243cm" svg:x="3.8cm" svg:y="7.957cm">
          <draw:text-box>
            <text:p text:style-name="P1">[Pas de classe standard</text:p>
            <text:p text:style-name="P1">disponible]</text:p>
          </draw:text-box>
        </draw:frame>
        <draw:connector draw:style-name="gr12" draw:layer="layout" draw:type="line" svg:x1="4cm" svg:y1="9.2cm" svg:x2="8cm" svg:y2="9.2cm" draw:start-shape="id1" draw:start-glue-point="7" draw:end-shape="id10" draw:end-glue-point="3" svg:d="M4000 9200h4000" svg:viewBox="0 0 4001 1">
          <text:p/>
        </draw:connector>
        <draw:custom-shape draw:style-name="gr14" draw:text-style-name="P1" xml:id="id10" draw:id="id10" draw:layer="layout" svg:width="7.2cm" svg:height="0.8cm" svg:x="8cm" svg:y="8.8cm">
          <text:p text:style-name="P1">Définir une classe standard</text:p>
          <draw:enhanced-geometry svg:viewBox="0 0 21600 21600" draw:path-stretchpoint-x="10800" draw:path-stretchpoint-y="10800" draw:text-areas="?f3 ?f4 ?f5 ?f6" draw:type="round-rectangle" draw:modifiers="5447.191011235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custom-shape draw:style-name="gr4" draw:text-style-name="P1" draw:layer="layout" svg:width="0.8cm" svg:height="0.8cm" svg:x="11.197cm" svg:y="13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1.297cm" svg:y="13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" draw:text-style-name="P1" xml:id="id11" draw:id="id11" draw:layer="layout" svg:width="0.8cm" svg:height="0.8cm" svg:x="11.197cm" svg:y="1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" draw:layer="layout" svg:width="4.456cm" svg:height="1.243cm" svg:x="11.609cm" svg:y="12cm">
          <draw:text-box>
            <text:p text:style-name="P1">[Échec de création</text:p>
            <text:p text:style-name="P1">classe standard]</text:p>
          </draw:text-box>
        </draw:frame>
        <draw:frame draw:style-name="gr8" draw:text-style-name="P1" draw:layer="layout" svg:width="4.045cm" svg:height="1.243cm" svg:x="7.155cm" svg:y="10.357cm">
          <draw:text-box>
            <text:p text:style-name="P1">[Classe standard</text:p>
            <text:p text:style-name="P1">créée]</text:p>
          </draw:text-box>
        </draw:frame>
        <draw:connector draw:style-name="gr12" draw:layer="layout" draw:type="line" svg:x1="11.597cm" svg:y1="12cm" svg:x2="11.597cm" svg:y2="13.6cm" draw:start-shape="id11" draw:start-glue-point="6" draw:end-shape="id12" draw:end-glue-point="0" svg:d="M11597 12000v1600" svg:viewBox="0 0 1 1601">
          <text:p/>
        </draw:connector>
        <draw:connector draw:style-name="gr12" draw:layer="layout" draw:type="line" svg:x1="11.6cm" svg:y1="9.6cm" svg:x2="11.597cm" svg:y2="11.2cm" draw:start-shape="id10" draw:start-glue-point="2" draw:end-shape="id11" draw:end-glue-point="4" svg:d="M11600 9600l-3 1600" svg:viewBox="0 0 4 1601">
          <text:p/>
        </draw:connector>
        <draw:connector draw:style-name="gr12" draw:layer="layout" draw:type="line" svg:x1="11.197cm" svg:y1="11.6cm" svg:x2="7.2cm" svg:y2="11.6cm" draw:start-shape="id11" draw:start-glue-point="5" draw:end-shape="id2" draw:end-glue-point="1" svg:d="M11197 11600h-3997" svg:viewBox="0 0 3998 1">
          <text:p/>
        </draw:connector>
        <draw:custom-shape draw:style-name="gr15" draw:text-style-name="P1" xml:id="id3" draw:id="id3" draw:layer="layout" svg:width="6.4cm" svg:height="0.8cm" svg:x="0.4cm" svg:y="13.6cm">
          <text:p text:style-name="P1">Enregistrer le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3" draw:id="id13">
          <draw:custom-shape draw:style-name="gr4" draw:text-style-name="P1" draw:layer="layout" svg:width="0.8cm" svg:height="0.8cm" svg:x="3.2cm" svg:y="1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3.3cm" svg:y="16.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onnector draw:style-name="gr12" draw:layer="layout" draw:type="line" svg:x1="3.6cm" svg:y1="14.4cm" svg:x2="3.6cm" svg:y2="16cm" draw:start-shape="id3" draw:start-glue-point="2" draw:end-shape="id13" draw:end-glue-point="0" svg:d="M3600 14400v1600" svg:viewBox="0 0 1 1601">
          <text:p/>
        </draw:connector>
        <draw:frame draw:style-name="gr16" draw:text-style-name="P1" draw:layer="layout" svg:width="4.045cm" svg:height="1.243cm" svg:x="-0.2cm" svg:y="9.6cm">
          <draw:text-box>
            <text:p text:style-name="P1">[Classe standard</text:p>
            <text:p text:style-name="P1">disponible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23M2S</meta:editing-duration>
    <meta:editing-cycles>6</meta:editing-cycles>
    <meta:generator>LibreOffice/4.3.4.1$Windows_x86 LibreOffice_project/bc356b2f991740509f321d70e4512a6a54c5f243</meta:generator>
    <dc:date>2015-01-26T15:56:18.781000000</dc:date>
    <meta:document-statistic meta:object-count="41"/>
    <meta:template xlink:type="simple" xlink:actuate="onRequest" xlink:title="Diagramme" xlink:href="../../../../../../AppData/Roaming/LibreOffice/4/user/template/Diagramme.otg" meta:date="2015-01-25T20:46:52.087000000"/>
  </office:meta>
</office:document-meta>
</file>